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70.34mm"/>
    </style:style>
    <style:style style:name="co14" style:family="table-column">
      <style:table-column-properties fo:break-before="auto" style:column-width="32.21mm"/>
    </style:style>
    <style:style style:name="co15" style:family="table-column">
      <style:table-column-properties fo:break-before="auto" style:column-width="48.56mm"/>
    </style:style>
    <style:style style:name="co16" style:family="table-column">
      <style:table-column-properties fo:break-before="auto" style:column-width="31.94mm"/>
    </style:style>
    <style:style style:name="co17" style:family="table-column">
      <style:table-column-properties fo:break-before="auto" style:column-width="34.66mm"/>
    </style:style>
    <style:style style:name="co18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59.73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19.91mm"/>
    </style:style>
    <style:style style:name="co13" style:family="table-column">
      <style:table-column-properties fo:break-before="auto" style:column-width="22.4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style:style style:name="ce10" style:family="table-cell" style:parent-style-name="Default">
      <style:map style:condition="cell-content()&gt;2" style:apply-style-name="Bez_20_tytułu3" style:base-cell-address="Sheet2.C2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0000">
      <style:table-cell-properties fo:background-color="#808080" fo:border="0.74pt solid #000000"/>
      <style:text-properties fo:font-weight="bold" style:font-weight-asian="bold" style:font-weight-complex="bold"/>
    </style:style>
    <style:style style:name="ce14" style:family="table-cell" style:parent-style-name="Default" style:data-style-name="N10109">
      <style:table-cell-properties fo:border="0.74pt solid #000000"/>
    </style:style>
    <style:style style:name="ce15" style:family="table-cell" style:parent-style-name="Default" style:data-style-name="N10109">
      <style:table-cell-properties fo:border="1.25pt solid #000000"/>
    </style:style>
    <style:style style:name="ce16" style:family="table-cell" style:parent-style-name="Default" style:data-style-name="N10000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map style:condition="cell-content()&gt;2" style:apply-style-name="Bez_20_tytułu3" style:base-cell-address="Sheet2.C2"/>
    </style:style>
    <style:style style:name="ce19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 style:data-style-name="N10000">
      <style:table-cell-properties fo:background-color="#808080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10109">
      <style:table-cell-properties fo:border="0.74pt solid #000000"/>
    </style:style>
    <style:style style:name="ce23" style:family="table-cell" style:parent-style-name="Default" style:data-style-name="N10109">
      <style:table-cell-properties fo:border="1.25pt solid #000000"/>
    </style:style>
    <style:style style:name="ce24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Dane01" table:style-name="ta1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  <table:table-cell/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  <table:table-cell/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  <table:table-cell/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  <table:table-cell/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  <table:table-cell/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  <table:table-cell/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  <table:table-cell/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  <table:table-cell/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  <table:table-cell/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  <table:table-cell/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row table:style-name="ro1">
          <table:table-cell table:style-name="ce17" office:value-type="string" calcext:value-type="string">
            <text:p>Nazwa waluty </text:p>
          </table:table-cell>
          <table:table-cell table:style-name="ce17" office:value-type="string" calcext:value-type="string">
            <text:p>Kod waluty </text:p>
          </table:table-cell>
          <table:table-cell table:style-name="ce17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2.C2:Sheet2.C36">
            <calcext:condition calcext:apply-style-name="Bez tytułu3" calcext:value="&gt;2" calcext:base-cell-address="Sheet2.C2"/>
          </calcext:conditional-format>
          <calcext:conditional-format calcext:target-range-address="Sheet2.C2:Sheet2.C36">
            <calcext:condition calcext:apply-style-name="Bez tytułu4" calcext:value="&lt;=2" calcext:base-cell-address="Sheet2.C2"/>
            <calcext:condition calcext:apply-style-name="Bez tytułu3" calcext:value="&gt;2" calcext:base-cell-address="Sheet2.C2"/>
          </calcext:conditional-format>
        </calcext:conditional-formats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24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zwa towaru</text:p>
          </table:table-cell>
          <table:table-cell table:style-name="ce21" office:value-type="string" calcext:value-type="string">
            <text:p>Cena (szt)</text:p>
          </table:table-cell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0" office:value-type="string" calcext:value-type="string">
            <text:p>ADAPTER DB 9F/25M</text:p>
          </table:table-cell>
          <table:table-cell table:style-name="ce22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20" office:value-type="string" calcext:value-type="string">
            <text:p>ADAPTER DB 9M/25F</text:p>
          </table:table-cell>
          <table:table-cell table:style-name="ce22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0" office:value-type="float" office:value="1257" calcext:value-type="float">
            <text:p>1257</text:p>
          </table:table-cell>
          <table:table-cell table:style-name="ce20" office:value-type="string" calcext:value-type="string">
            <text:p>ADAPTER DB 9M/25M</text:p>
          </table:table-cell>
          <table:table-cell table:style-name="ce22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0" office:value-type="float" office:value="686" calcext:value-type="float">
            <text:p>686</text:p>
          </table:table-cell>
          <table:table-cell table:style-name="ce20" office:value-type="string" calcext:value-type="string">
            <text:p>ADAPTER DBHD15F/15F (VGA) GENDER CHANGER</text:p>
          </table:table-cell>
          <table:table-cell table:style-name="ce22" office:value-type="currency" office:currency="PLN" office:value="4.07" calcext:value-type="currency">
            <text:p>4,07 zł</text:p>
          </table:table-cell>
        </table:table-row>
        <table:table-row table:style-name="ro1">
          <table:table-cell table:style-name="ce20" office:value-type="float" office:value="3590" calcext:value-type="float">
            <text:p>3590</text:p>
          </table:table-cell>
          <table:table-cell table:style-name="ce20" office:value-type="string" calcext:value-type="string">
            <text:p>ADAPTER DO MONTAŻU NAPĘDU 3,5" W OTWORZE 5,25</text:p>
          </table:table-cell>
          <table:table-cell table:style-name="ce22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20" office:value-type="float" office:value="9603" calcext:value-type="float">
            <text:p>9603</text:p>
          </table:table-cell>
          <table:table-cell table:style-name="ce20" office:value-type="string" calcext:value-type="string">
            <text:p>ADAPTER LPT (C6502A) DO HP D135/D145</text:p>
          </table:table-cell>
          <table:table-cell table:style-name="ce22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20" office:value-type="float" office:value="9211" calcext:value-type="float">
            <text:p>9211</text:p>
          </table:table-cell>
          <table:table-cell table:style-name="ce20" office:value-type="string" calcext:value-type="string">
            <text:p>ADAPTER PCMCIA/2*FIREWIRE</text:p>
          </table:table-cell>
          <table:table-cell table:style-name="ce22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0" office:value-type="string" calcext:value-type="string">
            <text:p>ADAPTER PS/2 D 5F/MD 6M</text:p>
          </table:table-cell>
          <table:table-cell table:style-name="ce22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0" office:value-type="string" calcext:value-type="string">
            <text:p>ADAPTER PS/2 D 5M/MD 6F</text:p>
          </table:table-cell>
          <table:table-cell table:style-name="ce22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0" office:value-type="float" office:value="679" calcext:value-type="float">
            <text:p>679</text:p>
          </table:table-cell>
          <table:table-cell table:style-name="ce20" office:value-type="string" calcext:value-type="string">
            <text:p>ADAPTER PS/2 DB 9F/MD 6F</text:p>
          </table:table-cell>
          <table:table-cell table:style-name="ce22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20" office:value-type="string" calcext:value-type="string">
            <text:p>ADAPTER PS/2 DB 9M/MD 6M</text:p>
          </table:table-cell>
          <table:table-cell table:style-name="ce22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0" office:value-type="float" office:value="9388" calcext:value-type="float">
            <text:p>9388</text:p>
          </table:table-cell>
          <table:table-cell table:style-name="ce20" office:value-type="string" calcext:value-type="string">
            <text:p>ADAPTER USB/2*PS/2</text:p>
          </table:table-cell>
          <table:table-cell table:style-name="ce22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20" office:value-type="float" office:value="10137" calcext:value-type="float">
            <text:p>10137</text:p>
          </table:table-cell>
          <table:table-cell table:style-name="ce20" office:value-type="string" calcext:value-type="string">
            <text:p>ADAPTER USB/BLUETOOTH (ZASIĘG 100M) I-TEC</text:p>
          </table:table-cell>
          <table:table-cell table:style-name="ce22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20" office:value-type="float" office:value="5219" calcext:value-type="float">
            <text:p>5219</text:p>
          </table:table-cell>
          <table:table-cell table:style-name="ce20" office:value-type="string" calcext:value-type="string">
            <text:p>ADAPTER USB/IRDA</text:p>
          </table:table-cell>
          <table:table-cell table:style-name="ce22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20" office:value-type="float" office:value="7095" calcext:value-type="float">
            <text:p>7095</text:p>
          </table:table-cell>
          <table:table-cell table:style-name="ce20" office:value-type="string" calcext:value-type="string">
            <text:p>ADAPTER USB/RS232 9M+25M + KABEL, SOFT</text:p>
          </table:table-cell>
          <table:table-cell table:style-name="ce22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20" office:value-type="float" office:value="11552" calcext:value-type="float">
            <text:p>11552</text:p>
          </table:table-cell>
          <table:table-cell table:style-name="ce20" office:value-type="string" calcext:value-type="string">
            <text:p>CD-ROM AOPEN CD-952E 52X SPEED OEM</text:p>
          </table:table-cell>
          <table:table-cell table:style-name="ce22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20" office:value-type="float" office:value="11193" calcext:value-type="float">
            <text:p>11193</text:p>
          </table:table-cell>
          <table:table-cell table:style-name="ce20" office:value-type="string" calcext:value-type="string">
            <text:p>CD-ROM AOPEN CD-956E 56X SPEED OEM</text:p>
          </table:table-cell>
          <table:table-cell table:style-name="ce22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20" office:value-type="float" office:value="10013" calcext:value-type="float">
            <text:p>10013</text:p>
          </table:table-cell>
          <table:table-cell table:style-name="ce20" office:value-type="string" calcext:value-type="string">
            <text:p>CD-ROM AOPEN PANEL PRZEDNI - CZARNY</text:p>
          </table:table-cell>
          <table:table-cell table:style-name="ce22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20" office:value-type="float" office:value="11283" calcext:value-type="float">
            <text:p>11283</text:p>
          </table:table-cell>
          <table:table-cell table:style-name="ce20" office:value-type="string" calcext:value-type="string">
            <text:p>CD-ROM BENQ 652A 52X SPEED OEM</text:p>
          </table:table-cell>
          <table:table-cell table:style-name="ce22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20" office:value-type="float" office:value="11282" calcext:value-type="float">
            <text:p>11282</text:p>
          </table:table-cell>
          <table:table-cell table:style-name="ce20" office:value-type="string" calcext:value-type="string">
            <text:p>CD-ROM BENQ 652A 52X SPEED OEM CZARNY</text:p>
          </table:table-cell>
          <table:table-cell table:style-name="ce22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20" office:value-type="float" office:value="9360" calcext:value-type="float">
            <text:p>9360</text:p>
          </table:table-cell>
          <table:table-cell table:style-name="ce20" office:value-type="string" calcext:value-type="string">
            <text:p>CD-ROM LG GCR-8520RB 52X SPEED CZARNY OEM</text:p>
          </table:table-cell>
          <table:table-cell table:style-name="ce22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20" office:value-type="float" office:value="4844" calcext:value-type="float">
            <text:p>4844</text:p>
          </table:table-cell>
          <table:table-cell table:style-name="ce20" office:value-type="string" calcext:value-type="string">
            <text:p>CD-ROM LG GCR-852XB 52X SPEED OEM</text:p>
          </table:table-cell>
          <table:table-cell table:style-name="ce22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20" office:value-type="float" office:value="10288" calcext:value-type="float">
            <text:p>10288</text:p>
          </table:table-cell>
          <table:table-cell table:style-name="ce20" office:value-type="string" calcext:value-type="string">
            <text:p>COMBO AOPEN COM-4824 48/24/48/16 BOX</text:p>
          </table:table-cell>
          <table:table-cell table:style-name="ce22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20" office:value-type="float" office:value="11422" calcext:value-type="float">
            <text:p>11422</text:p>
          </table:table-cell>
          <table:table-cell table:style-name="ce20" office:value-type="string" calcext:value-type="string">
            <text:p>COMBO AOPEN COM-5232 52/32/52/16 BOX</text:p>
          </table:table-cell>
          <table:table-cell table:style-name="ce22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20" office:value-type="float" office:value="11423" calcext:value-type="float">
            <text:p>11423</text:p>
          </table:table-cell>
          <table:table-cell table:style-name="ce20" office:value-type="string" calcext:value-type="string">
            <text:p>COMBO AOPEN COM-5232 52/32/52/16 OEM</text:p>
          </table:table-cell>
          <table:table-cell table:style-name="ce22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20" office:value-type="float" office:value="10504" calcext:value-type="float">
            <text:p>10504</text:p>
          </table:table-cell>
          <table:table-cell table:style-name="ce20" office:value-type="string" calcext:value-type="string">
            <text:p>COMBO LG GCC-4241N 24/24/24/D8 OEM DO NOTEBOOK A</text:p>
          </table:table-cell>
          <table:table-cell table:style-name="ce22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20" office:value-type="float" office:value="9916" calcext:value-type="float">
            <text:p>9916</text:p>
          </table:table-cell>
          <table:table-cell table:style-name="ce20" office:value-type="string" calcext:value-type="string">
            <text:p>COMBO LG GCC-4520B 52/24/52/D16 OEM</text:p>
          </table:table-cell>
          <table:table-cell table:style-name="ce22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0" office:value-type="float" office:value="11210" calcext:value-type="float">
            <text:p>11210</text:p>
          </table:table-cell>
          <table:table-cell table:style-name="ce20" office:value-type="string" calcext:value-type="string">
            <text:p>COMBO LG GCC-4521B 52/32/52/D16 BOX</text:p>
          </table:table-cell>
          <table:table-cell table:style-name="ce22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0" office:value-type="float" office:value="11099" calcext:value-type="float">
            <text:p>11099</text:p>
          </table:table-cell>
          <table:table-cell table:style-name="ce20" office:value-type="string" calcext:value-type="string">
            <text:p>COMBO LG GCC-4521B 52/32/52/D16 OEM</text:p>
          </table:table-cell>
          <table:table-cell table:style-name="ce22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20" office:value-type="float" office:value="11211" calcext:value-type="float">
            <text:p>11211</text:p>
          </table:table-cell>
          <table:table-cell table:style-name="ce20" office:value-type="string" calcext:value-type="string">
            <text:p>COMBO LG GCC-4521B 52/32/52/D16 OEM CZARNA</text:p>
          </table:table-cell>
          <table:table-cell table:style-name="ce22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0" office:value-type="float" office:value="11347" calcext:value-type="float">
            <text:p>11347</text:p>
          </table:table-cell>
          <table:table-cell table:style-name="ce20" office:value-type="string" calcext:value-type="string">
            <text:p>COMBO TOSHIBA SD-R1512B 48/24/48/D16 OEM</text:p>
          </table:table-cell>
          <table:table-cell table:style-name="ce22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0" office:value-type="float" office:value="9967" calcext:value-type="float">
            <text:p>9967</text:p>
          </table:table-cell>
          <table:table-cell table:style-name="ce20" office:value-type="string" calcext:value-type="string">
            <text:p>COREL DRAW <text:s/>9,0 SPECIAL EDITION PL</text:p>
          </table:table-cell>
          <table:table-cell table:style-name="ce22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20" office:value-type="float" office:value="9459" calcext:value-type="float">
            <text:p>9459</text:p>
          </table:table-cell>
          <table:table-cell table:style-name="ce20" office:value-type="string" calcext:value-type="string">
            <text:p>CYFROWA KAMERA CANON MV 650I /MINI DV/</text:p>
          </table:table-cell>
          <table:table-cell table:style-name="ce22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20" office:value-type="float" office:value="10981" calcext:value-type="float">
            <text:p>10981</text:p>
          </table:table-cell>
          <table:table-cell table:style-name="ce20" office:value-type="string" calcext:value-type="string">
            <text:p>CYFROWY APARAT <text:s/>EASYTOUCH DC-3001 CYFR,4X <text:s text:c="2"/>3,3M</text:p>
          </table:table-cell>
          <table:table-cell table:style-name="ce22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0" office:value-type="float" office:value="10982" calcext:value-type="float">
            <text:p>10982</text:p>
          </table:table-cell>
          <table:table-cell table:style-name="ce20" office:value-type="string" calcext:value-type="string">
            <text:p>CYFROWY APARAT <text:s/>EASYTOUCH DC-4382 OPT, 3X <text:s text:c="2"/>4,0M</text:p>
          </table:table-cell>
          <table:table-cell table:style-name="ce22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0" office:value-type="float" office:value="11309" calcext:value-type="float">
            <text:p>11309</text:p>
          </table:table-cell>
          <table:table-cell table:style-name="ce20" office:value-type="string" calcext:value-type="string">
            <text:p>CYFROWY APARAT <text:s/>MERCURY CYBERPIX E-350V CZARNY</text:p>
          </table:table-cell>
          <table:table-cell table:style-name="ce22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20" office:value-type="float" office:value="11310" calcext:value-type="float">
            <text:p>11310</text:p>
          </table:table-cell>
          <table:table-cell table:style-name="ce20" office:value-type="string" calcext:value-type="string">
            <text:p>CYFROWY APARAT <text:s/>MERCURY CYBERPIX E-450V CZARNY</text:p>
          </table:table-cell>
          <table:table-cell table:style-name="ce22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0" office:value-type="float" office:value="10863" calcext:value-type="float">
            <text:p>10863</text:p>
          </table:table-cell>
          <table:table-cell table:style-name="ce20" office:value-type="string" calcext:value-type="string">
            <text:p>CYFROWY APARAT <text:s/>MERCURY CYBERPIX E-560M <text:s text:c="4"/>3,3M</text:p>
          </table:table-cell>
          <table:table-cell table:style-name="ce22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20" office:value-type="float" office:value="10352" calcext:value-type="float">
            <text:p>10352</text:p>
          </table:table-cell>
          <table:table-cell table:style-name="ce20" office:value-type="string" calcext:value-type="string">
            <text:p>CYFROWY APARAT <text:s/>MERCURY CYBERPIX S-330 RED <text:s/>3,3M</text:p>
          </table:table-cell>
          <table:table-cell table:style-name="ce22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20" office:value-type="float" office:value="10746" calcext:value-type="float">
            <text:p>10746</text:p>
          </table:table-cell>
          <table:table-cell table:style-name="ce20" office:value-type="string" calcext:value-type="string">
            <text:p>CYFROWY APARAT <text:s/>MERCURY CYBERPIX S-450V <text:s text:c="4"/>5,0M</text:p>
          </table:table-cell>
          <table:table-cell table:style-name="ce22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0" office:value-type="float" office:value="9581" calcext:value-type="float">
            <text:p>9581</text:p>
          </table:table-cell>
          <table:table-cell table:style-name="ce20" office:value-type="string" calcext:value-type="string">
            <text:p>CYFROWY APARAT <text:s/>MERCURY DELUXE CLASSIC <text:s text:c="5"/>3,1M</text:p>
          </table:table-cell>
          <table:table-cell table:style-name="ce22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20" office:value-type="float" office:value="9870" calcext:value-type="float">
            <text:p>9870</text:p>
          </table:table-cell>
          <table:table-cell table:style-name="ce20" office:value-type="string" calcext:value-type="string">
            <text:p>CYFROWY APARAT <text:s/>MERCURY SMART CAM <text:s text:c="10"/>3,1M</text:p>
          </table:table-cell>
          <table:table-cell table:style-name="ce22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0" office:value-type="float" office:value="9265" calcext:value-type="float">
            <text:p>9265</text:p>
          </table:table-cell>
          <table:table-cell table:style-name="ce20" office:value-type="string" calcext:value-type="string">
            <text:p>CYFROWY APARAT FOTO CANON A300 POWER SHOT</text:p>
          </table:table-cell>
          <table:table-cell table:style-name="ce22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20" office:value-type="float" office:value="10635" calcext:value-type="float">
            <text:p>10635</text:p>
          </table:table-cell>
          <table:table-cell table:style-name="ce20" office:value-type="string" calcext:value-type="string">
            <text:p>CYFROWY APARAT FOTO CANON A80 POWER SHOT</text:p>
          </table:table-cell>
          <table:table-cell table:style-name="ce22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20" office:value-type="float" office:value="10362" calcext:value-type="float">
            <text:p>10362</text:p>
          </table:table-cell>
          <table:table-cell table:style-name="ce20" office:value-type="string" calcext:value-type="string">
            <text:p>CYFROWY APARAT FOTO CANON D300 LUSTRZ, Z OBEKT,</text:p>
          </table:table-cell>
          <table:table-cell table:style-name="ce22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20" office:value-type="float" office:value="9767" calcext:value-type="float">
            <text:p>9767</text:p>
          </table:table-cell>
          <table:table-cell table:style-name="ce20" office:value-type="string" calcext:value-type="string">
            <text:p>CYFROWY APARAT FOTO CANON G5 POWER SHOT</text:p>
          </table:table-cell>
          <table:table-cell table:style-name="ce22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20" office:value-type="float" office:value="9227" calcext:value-type="float">
            <text:p>9227</text:p>
          </table:table-cell>
          <table:table-cell table:style-name="ce20" office:value-type="string" calcext:value-type="string">
            <text:p>CYFROWY APARAT FOTO CANON IXUS 400</text:p>
          </table:table-cell>
          <table:table-cell table:style-name="ce22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20" office:value-type="float" office:value="11572" calcext:value-type="float">
            <text:p>11572</text:p>
          </table:table-cell>
          <table:table-cell table:style-name="ce20" office:value-type="string" calcext:value-type="string">
            <text:p>CYFROWY APARAT FOTO CANON IXUS 430</text:p>
          </table:table-cell>
          <table:table-cell table:style-name="ce22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20" office:value-type="float" office:value="11571" calcext:value-type="float">
            <text:p>11571</text:p>
          </table:table-cell>
          <table:table-cell table:style-name="ce20" office:value-type="string" calcext:value-type="string">
            <text:p>CYFROWY APARAT FOTO CANON IXUS 500</text:p>
          </table:table-cell>
          <table:table-cell table:style-name="ce22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20" office:value-type="float" office:value="9708" calcext:value-type="float">
            <text:p>9708</text:p>
          </table:table-cell>
          <table:table-cell table:style-name="ce20" office:value-type="string" calcext:value-type="string">
            <text:p>CYFROWY APARAT FOTO CANON IXUS II</text:p>
          </table:table-cell>
          <table:table-cell table:style-name="ce22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20" office:value-type="float" office:value="11574" calcext:value-type="float">
            <text:p>11574</text:p>
          </table:table-cell>
          <table:table-cell table:style-name="ce20" office:value-type="string" calcext:value-type="string">
            <text:p>CYFROWY APARAT FOTO CANON PRO 1 POWER SHOT</text:p>
          </table:table-cell>
          <table:table-cell table:style-name="ce22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20" office:value-type="float" office:value="11573" calcext:value-type="float">
            <text:p>11573</text:p>
          </table:table-cell>
          <table:table-cell table:style-name="ce20" office:value-type="string" calcext:value-type="string">
            <text:p>CYFROWY APARAT FOTO CANON S1 IS POWER SHOT</text:p>
          </table:table-cell>
          <table:table-cell table:style-name="ce22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20" office:value-type="float" office:value="9176" calcext:value-type="float">
            <text:p>9176</text:p>
          </table:table-cell>
          <table:table-cell table:style-name="ce20" office:value-type="string" calcext:value-type="string">
            <text:p>CYFROWY APARAT FOTO CANON S50 POWER SHOT</text:p>
          </table:table-cell>
          <table:table-cell table:style-name="ce22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20" office:value-type="float" office:value="9441" calcext:value-type="float">
            <text:p>9441</text:p>
          </table:table-cell>
          <table:table-cell table:style-name="ce20" office:value-type="string" calcext:value-type="string">
            <text:p>CYFROWY APARAT FOTO HP PHOTOSMART 935</text:p>
          </table:table-cell>
          <table:table-cell table:style-name="ce22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20" office:value-type="float" office:value="10728" calcext:value-type="float">
            <text:p>10728</text:p>
          </table:table-cell>
          <table:table-cell table:style-name="ce20" office:value-type="string" calcext:value-type="string">
            <text:p>CYFROWY APARAT FOTO-BATERIA NB-1LH DO IXUS/300</text:p>
          </table:table-cell>
          <table:table-cell table:style-name="ce22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20" office:value-type="float" office:value="7583" calcext:value-type="float">
            <text:p>7583</text:p>
          </table:table-cell>
          <table:table-cell table:style-name="ce20" office:value-type="string" calcext:value-type="string">
            <text:p>CYFROWY APARAT FOTO-BATERIA NB-2L DO S30/S40</text:p>
          </table:table-cell>
          <table:table-cell table:style-name="ce22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20" office:value-type="float" office:value="6720" calcext:value-type="float">
            <text:p>6720</text:p>
          </table:table-cell>
          <table:table-cell table:style-name="ce20" office:value-type="string" calcext:value-type="string">
            <text:p>CYFROWY APARAT FOTO-FUTERAŁ</text:p>
          </table:table-cell>
          <table:table-cell table:style-name="ce22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0" office:value-type="float" office:value="5836" calcext:value-type="float">
            <text:p>5836</text:p>
          </table:table-cell>
          <table:table-cell table:style-name="ce20" office:value-type="string" calcext:value-type="string">
            <text:p>CYFROWY APARAT FOTO-FUTERAŁ S100</text:p>
          </table:table-cell>
          <table:table-cell table:style-name="ce22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20" office:value-type="float" office:value="6711" calcext:value-type="float">
            <text:p>6711</text:p>
          </table:table-cell>
          <table:table-cell table:style-name="ce20" office:value-type="string" calcext:value-type="string">
            <text:p>CYFROWY APARAT FOTO-PAPIER DO DRUK,TERMOSUB,CP10</text:p>
          </table:table-cell>
          <table:table-cell table:style-name="ce22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20" office:value-type="float" office:value="10778" calcext:value-type="float">
            <text:p>10778</text:p>
          </table:table-cell>
          <table:table-cell table:style-name="ce20" office:value-type="string" calcext:value-type="string">
            <text:p>CYFROWY APARAT FOTO-PAPIER KP36IP DO CP100/200</text:p>
          </table:table-cell>
          <table:table-cell table:style-name="ce22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20" office:value-type="float" office:value="5838" calcext:value-type="float">
            <text:p>5838</text:p>
          </table:table-cell>
          <table:table-cell table:style-name="ce20" office:value-type="string" calcext:value-type="string">
            <text:p>CYFROWY APARAT FOTO-ŁAD,SAMOCH, R560/G1/G2/G3/G5</text:p>
          </table:table-cell>
          <table:table-cell table:style-name="ce22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20" office:value-type="float" office:value="11306" calcext:value-type="float">
            <text:p>11306</text:p>
          </table:table-cell>
          <table:table-cell table:style-name="ce20" office:value-type="string" calcext:value-type="string">
            <text:p>CYFROWY APARAT-AKUMULTORKI NIMH 2000MAH 4SZT</text:p>
          </table:table-cell>
          <table:table-cell table:style-name="ce22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20" office:value-type="float" office:value="11305" calcext:value-type="float">
            <text:p>11305</text:p>
          </table:table-cell>
          <table:table-cell table:style-name="ce20" office:value-type="string" calcext:value-type="string">
            <text:p>CYFROWY APARAT-AKUMULTORKI NIMH 2200MAH 4SZT</text:p>
          </table:table-cell>
          <table:table-cell table:style-name="ce22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20" office:value-type="float" office:value="11303" calcext:value-type="float">
            <text:p>11303</text:p>
          </table:table-cell>
          <table:table-cell table:style-name="ce20" office:value-type="string" calcext:value-type="string">
            <text:p>CYFROWY APARAT-MINISTATYW WYS, 12CM</text:p>
          </table:table-cell>
          <table:table-cell table:style-name="ce22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20" office:value-type="float" office:value="11304" calcext:value-type="float">
            <text:p>11304</text:p>
          </table:table-cell>
          <table:table-cell table:style-name="ce20" office:value-type="string" calcext:value-type="string">
            <text:p>CYFROWY APARAT-STATYW GAMMA 77 WYS, 155CM</text:p>
          </table:table-cell>
          <table:table-cell table:style-name="ce22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20" office:value-type="float" office:value="11117" calcext:value-type="float">
            <text:p>11117</text:p>
          </table:table-cell>
          <table:table-cell table:style-name="ce20" office:value-type="string" calcext:value-type="string">
            <text:p>CYFROWY APARAT-ŁADOWARKA+4 AKUMULATORKI 2200MAH</text:p>
          </table:table-cell>
          <table:table-cell table:style-name="ce22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20" office:value-type="float" office:value="6385" calcext:value-type="float">
            <text:p>6385</text:p>
          </table:table-cell>
          <table:table-cell table:style-name="ce20" office:value-type="string" calcext:value-type="string">
            <text:p>DRUKARKA CANON - GŁOWICA SKANUJ?CA IS-22E</text:p>
          </table:table-cell>
          <table:table-cell table:style-name="ce22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0" office:value-type="float" office:value="10777" calcext:value-type="float">
            <text:p>10777</text:p>
          </table:table-cell>
          <table:table-cell table:style-name="ce20" office:value-type="string" calcext:value-type="string">
            <text:p>DRUKARKA CANON CP200</text:p>
          </table:table-cell>
          <table:table-cell table:style-name="ce22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20" office:value-type="float" office:value="10234" calcext:value-type="float">
            <text:p>10234</text:p>
          </table:table-cell>
          <table:table-cell table:style-name="ce20" office:value-type="string" calcext:value-type="string">
            <text:p>DRUKARKA CANON I250 (USB)</text:p>
          </table:table-cell>
          <table:table-cell table:style-name="ce22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20" office:value-type="float" office:value="10281" calcext:value-type="float">
            <text:p>10281</text:p>
          </table:table-cell>
          <table:table-cell table:style-name="ce20" office:value-type="string" calcext:value-type="string">
            <text:p>DRUKARKA CANON I350 (USB)</text:p>
          </table:table-cell>
          <table:table-cell table:style-name="ce22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20" office:value-type="float" office:value="11275" calcext:value-type="float">
            <text:p>11275</text:p>
          </table:table-cell>
          <table:table-cell table:style-name="ce20" office:value-type="string" calcext:value-type="string">
            <text:p>DRUKARKA CANON I455 (USB2,0)</text:p>
          </table:table-cell>
          <table:table-cell table:style-name="ce22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20" office:value-type="float" office:value="10731" calcext:value-type="float">
            <text:p>10731</text:p>
          </table:table-cell>
          <table:table-cell table:style-name="ce20" office:value-type="string" calcext:value-type="string">
            <text:p>DRUKARKA CANON I560 (USB/LPT)</text:p>
          </table:table-cell>
          <table:table-cell table:style-name="ce22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0" office:value-type="float" office:value="10666" calcext:value-type="float">
            <text:p>10666</text:p>
          </table:table-cell>
          <table:table-cell table:style-name="ce20" office:value-type="string" calcext:value-type="string">
            <text:p>DRUKARKA CANON I865 (USB/LPT)</text:p>
          </table:table-cell>
          <table:table-cell table:style-name="ce22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20" office:value-type="float" office:value="4395" calcext:value-type="float">
            <text:p>4395</text:p>
          </table:table-cell>
          <table:table-cell table:style-name="ce20" office:value-type="string" calcext:value-type="string">
            <text:p>DRUKARKA HP DESKJET 1220C PRO /A3+/ (USB/LPT)</text:p>
          </table:table-cell>
          <table:table-cell table:style-name="ce22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20" office:value-type="float" office:value="9907" calcext:value-type="float">
            <text:p>9907</text:p>
          </table:table-cell>
          <table:table-cell table:style-name="ce20" office:value-type="string" calcext:value-type="string">
            <text:p>DRUKARKA HP DESKJET 3550 (USB)</text:p>
          </table:table-cell>
          <table:table-cell table:style-name="ce22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20" office:value-type="float" office:value="9875" calcext:value-type="float">
            <text:p>9875</text:p>
          </table:table-cell>
          <table:table-cell table:style-name="ce20" office:value-type="string" calcext:value-type="string">
            <text:p>DRUKARKA HP DESKJET 3650 (USB)</text:p>
          </table:table-cell>
          <table:table-cell table:style-name="ce22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20" office:value-type="float" office:value="8175" calcext:value-type="float">
            <text:p>8175</text:p>
          </table:table-cell>
          <table:table-cell table:style-name="ce20" office:value-type="string" calcext:value-type="string">
            <text:p>DRUKARKA HP DESKJET 450CBI (USB/LPT/IRDA)</text:p>
          </table:table-cell>
          <table:table-cell table:style-name="ce22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20" office:value-type="float" office:value="10017" calcext:value-type="float">
            <text:p>10017</text:p>
          </table:table-cell>
          <table:table-cell table:style-name="ce20" office:value-type="string" calcext:value-type="string">
            <text:p>DRUKARKA HP DESKJET 5150 (USB)</text:p>
          </table:table-cell>
          <table:table-cell table:style-name="ce22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20" office:value-type="float" office:value="10048" calcext:value-type="float">
            <text:p>10048</text:p>
          </table:table-cell>
          <table:table-cell table:style-name="ce20" office:value-type="string" calcext:value-type="string">
            <text:p>DRUKARKA HP DESKJET 5652 (USB 2,0/LPT)</text:p>
          </table:table-cell>
          <table:table-cell table:style-name="ce22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0" office:value-type="float" office:value="10932" calcext:value-type="float">
            <text:p>10932</text:p>
          </table:table-cell>
          <table:table-cell table:style-name="ce20" office:value-type="string" calcext:value-type="string">
            <text:p>DRUKARKA HP DESKJET 5850 (USB2,0)</text:p>
          </table:table-cell>
          <table:table-cell table:style-name="ce22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20" office:value-type="float" office:value="10502" calcext:value-type="float">
            <text:p>10502</text:p>
          </table:table-cell>
          <table:table-cell table:style-name="ce20" office:value-type="string" calcext:value-type="string">
            <text:p>DRUKARKA HP INKJET BUSINESS 1100D (USB2,0/LPT)</text:p>
          </table:table-cell>
          <table:table-cell table:style-name="ce22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0" office:value-type="float" office:value="10166" calcext:value-type="float">
            <text:p>10166</text:p>
          </table:table-cell>
          <table:table-cell table:style-name="ce20" office:value-type="string" calcext:value-type="string">
            <text:p>DRUKARKA HP LASERJET 1010 (USB 2,0)</text:p>
          </table:table-cell>
          <table:table-cell table:style-name="ce22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20" office:value-type="float" office:value="10167" calcext:value-type="float">
            <text:p>10167</text:p>
          </table:table-cell>
          <table:table-cell table:style-name="ce20" office:value-type="string" calcext:value-type="string">
            <text:p>DRUKARKA HP LASERJET 1012 (USB 2,0)</text:p>
          </table:table-cell>
          <table:table-cell table:style-name="ce22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20" office:value-type="float" office:value="10168" calcext:value-type="float">
            <text:p>10168</text:p>
          </table:table-cell>
          <table:table-cell table:style-name="ce20" office:value-type="string" calcext:value-type="string">
            <text:p>DRUKARKA HP LASERJET 1015 (USB 2,0/LPT)</text:p>
          </table:table-cell>
          <table:table-cell table:style-name="ce22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20" office:value-type="float" office:value="9240" calcext:value-type="float">
            <text:p>9240</text:p>
          </table:table-cell>
          <table:table-cell table:style-name="ce20" office:value-type="string" calcext:value-type="string">
            <text:p>DRUKARKA HP LASERJET 1150 (USB 2,0/LPT)</text:p>
          </table:table-cell>
          <table:table-cell table:style-name="ce22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20" office:value-type="float" office:value="9123" calcext:value-type="float">
            <text:p>9123</text:p>
          </table:table-cell>
          <table:table-cell table:style-name="ce20" office:value-type="string" calcext:value-type="string">
            <text:p>DRUKARKA HP LASERJET 1300 (USB 2,0/LPT)</text:p>
          </table:table-cell>
          <table:table-cell table:style-name="ce22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20" office:value-type="float" office:value="11427" calcext:value-type="float">
            <text:p>11427</text:p>
          </table:table-cell>
          <table:table-cell table:style-name="ce20" office:value-type="string" calcext:value-type="string">
            <text:p>DRUKARKA HP LASERJET 3015 (USB/LPT)</text:p>
          </table:table-cell>
          <table:table-cell table:style-name="ce22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20" office:value-type="float" office:value="11485" calcext:value-type="float">
            <text:p>11485</text:p>
          </table:table-cell>
          <table:table-cell table:style-name="ce20" office:value-type="string" calcext:value-type="string">
            <text:p>DRUKARKA HP LASERJET 3020 (USB/LPT)</text:p>
          </table:table-cell>
          <table:table-cell table:style-name="ce22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20" office:value-type="float" office:value="7585" calcext:value-type="float">
            <text:p>7585</text:p>
          </table:table-cell>
          <table:table-cell table:style-name="ce20" office:value-type="string" calcext:value-type="string">
            <text:p>DRUKARKA HP LASERJET 3330MFP (USB/LPT)</text:p>
          </table:table-cell>
          <table:table-cell table:style-name="ce22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20" office:value-type="float" office:value="8855" calcext:value-type="float">
            <text:p>8855</text:p>
          </table:table-cell>
          <table:table-cell table:style-name="ce20" office:value-type="string" calcext:value-type="string">
            <text:p>DRUKARKA HP OFFICE JET 5110 (USB)</text:p>
          </table:table-cell>
          <table:table-cell table:style-name="ce22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20" office:value-type="float" office:value="9103" calcext:value-type="float">
            <text:p>9103</text:p>
          </table:table-cell>
          <table:table-cell table:style-name="ce20" office:value-type="string" calcext:value-type="string">
            <text:p>DRUKARKA HP OFFICE JET PSC1210 (USB 2,0)</text:p>
          </table:table-cell>
          <table:table-cell table:style-name="ce22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20" office:value-type="float" office:value="9771" calcext:value-type="float">
            <text:p>9771</text:p>
          </table:table-cell>
          <table:table-cell table:style-name="ce20" office:value-type="string" calcext:value-type="string">
            <text:p>DRUKARKA HP OFFICE JET PSC2175 (USB 2,0)</text:p>
          </table:table-cell>
          <table:table-cell table:style-name="ce22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0" office:value-type="float" office:value="10086" calcext:value-type="float">
            <text:p>10086</text:p>
          </table:table-cell>
          <table:table-cell table:style-name="ce20" office:value-type="string" calcext:value-type="string">
            <text:p>DRUKARKA HP PHOTOSMART 7260 (USB)</text:p>
          </table:table-cell>
          <table:table-cell table:style-name="ce22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20" office:value-type="float" office:value="10186" calcext:value-type="float">
            <text:p>10186</text:p>
          </table:table-cell>
          <table:table-cell table:style-name="ce20" office:value-type="string" calcext:value-type="string">
            <text:p>DRUKARKA HP PHOTOSMART 7660 (USB)</text:p>
          </table:table-cell>
          <table:table-cell table:style-name="ce22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20" office:value-type="float" office:value="10087" calcext:value-type="float">
            <text:p>10087</text:p>
          </table:table-cell>
          <table:table-cell table:style-name="ce20" office:value-type="string" calcext:value-type="string">
            <text:p>DRUKARKA HP PHOTOSMART 7760 (USB)</text:p>
          </table:table-cell>
          <table:table-cell table:style-name="ce22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20" office:value-type="float" office:value="10283" calcext:value-type="float">
            <text:p>10283</text:p>
          </table:table-cell>
          <table:table-cell table:style-name="ce20" office:value-type="string" calcext:value-type="string">
            <text:p>DRUKARKA HP PHOTOSMART 7960 (USB)</text:p>
          </table:table-cell>
          <table:table-cell table:style-name="ce22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20" office:value-type="float" office:value="9740" calcext:value-type="float">
            <text:p>9740</text:p>
          </table:table-cell>
          <table:table-cell table:style-name="ce20" office:value-type="string" calcext:value-type="string">
            <text:p>DRUKARKA LEXMARK X1150 ALL IN ONE (USB)</text:p>
          </table:table-cell>
          <table:table-cell table:style-name="ce22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20" office:value-type="float" office:value="9739" calcext:value-type="float">
            <text:p>9739</text:p>
          </table:table-cell>
          <table:table-cell table:style-name="ce20" office:value-type="string" calcext:value-type="string">
            <text:p>DRUKARKA LEXMARK X5150 ALL IN ONE (USB 2,0)</text:p>
          </table:table-cell>
          <table:table-cell table:style-name="ce22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20" office:value-type="float" office:value="10270" calcext:value-type="float">
            <text:p>10270</text:p>
          </table:table-cell>
          <table:table-cell table:style-name="ce20" office:value-type="string" calcext:value-type="string">
            <text:p>DRUKARKA LEXMARK X6170 ALL IN ONE (USB)</text:p>
          </table:table-cell>
          <table:table-cell table:style-name="ce22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20" office:value-type="float" office:value="9736" calcext:value-type="float">
            <text:p>9736</text:p>
          </table:table-cell>
          <table:table-cell table:style-name="ce20" office:value-type="string" calcext:value-type="string">
            <text:p>DRUKARKA LEXMARK Z602 (USB)</text:p>
          </table:table-cell>
          <table:table-cell table:style-name="ce22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20" office:value-type="float" office:value="9737" calcext:value-type="float">
            <text:p>9737</text:p>
          </table:table-cell>
          <table:table-cell table:style-name="ce20" office:value-type="string" calcext:value-type="string">
            <text:p>DRUKARKA LEXMARK Z605 (USB)</text:p>
          </table:table-cell>
          <table:table-cell table:style-name="ce22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20" office:value-type="float" office:value="9738" calcext:value-type="float">
            <text:p>9738</text:p>
          </table:table-cell>
          <table:table-cell table:style-name="ce20" office:value-type="string" calcext:value-type="string">
            <text:p>DRUKARKA LEXMARK Z705 (USB)</text:p>
          </table:table-cell>
          <table:table-cell table:style-name="ce22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20" office:value-type="float" office:value="9462" calcext:value-type="float">
            <text:p>9462</text:p>
          </table:table-cell>
          <table:table-cell table:style-name="ce20" office:value-type="string" calcext:value-type="string">
            <text:p>DRUKARKA OKI B4200 (USB 2,0/LPT)</text:p>
          </table:table-cell>
          <table:table-cell table:style-name="ce22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20" office:value-type="float" office:value="9490" calcext:value-type="float">
            <text:p>9490</text:p>
          </table:table-cell>
          <table:table-cell table:style-name="ce20" office:value-type="string" calcext:value-type="string">
            <text:p>DRUKARKA OKI B4300 (USB 2,0/LPT)</text:p>
          </table:table-cell>
          <table:table-cell table:style-name="ce22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20" office:value-type="float" office:value="416" calcext:value-type="float">
            <text:p>416</text:p>
          </table:table-cell>
          <table:table-cell table:style-name="ce20" office:value-type="string" calcext:value-type="string">
            <text:p>DRUKARKA OKI ML-3320 (10,9 IGIEŁ) (LPT)</text:p>
          </table:table-cell>
          <table:table-cell table:style-name="ce22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20" office:value-type="float" office:value="417" calcext:value-type="float">
            <text:p>417</text:p>
          </table:table-cell>
          <table:table-cell table:style-name="ce20" office:value-type="string" calcext:value-type="string">
            <text:p>DRUKARKA OKI ML-3321 (15,9 IGIEŁ) (LPT)</text:p>
          </table:table-cell>
          <table:table-cell table:style-name="ce22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20" office:value-type="float" office:value="4258" calcext:value-type="float">
            <text:p>4258</text:p>
          </table:table-cell>
          <table:table-cell table:style-name="ce20" office:value-type="string" calcext:value-type="string">
            <text:p>DRUKARKA OKI ML-3390 (10,24 IGŁY) (LPT)</text:p>
          </table:table-cell>
          <table:table-cell table:style-name="ce22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20" office:value-type="float" office:value="3825" calcext:value-type="float">
            <text:p>3825</text:p>
          </table:table-cell>
          <table:table-cell table:style-name="ce20" office:value-type="string" calcext:value-type="string">
            <text:p>DRUKARKA OKI ML-3391 (15,24 IGŁY) (LPT)</text:p>
          </table:table-cell>
          <table:table-cell table:style-name="ce22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20" office:value-type="string" calcext:value-type="string">
            <text:p>DRUKARKA PANASONIC KX-P 1150 (11,7, 9-IGIEŁ)</text:p>
          </table:table-cell>
          <table:table-cell table:style-name="ce22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20" office:value-type="string" calcext:value-type="string">
            <text:p>DRUKARKA PANASONIC KX-P 1694 (16,5, 9-IGIEŁ)</text:p>
          </table:table-cell>
          <table:table-cell table:style-name="ce22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0" office:value-type="string" calcext:value-type="string">
            <text:p>DRUKARKA PANASONIC KX-P 2130 (11,7, 24-IGŁY)</text:p>
          </table:table-cell>
          <table:table-cell table:style-name="ce22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20" office:value-type="float" office:value="8205" calcext:value-type="float">
            <text:p>8205</text:p>
          </table:table-cell>
          <table:table-cell table:style-name="ce20" office:value-type="string" calcext:value-type="string">
            <text:p>DRUKARKA SEIKO SP-2400 (10,9 IGIEŁ)</text:p>
          </table:table-cell>
          <table:table-cell table:style-name="ce22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20" office:value-type="float" office:value="8204" calcext:value-type="float">
            <text:p>8204</text:p>
          </table:table-cell>
          <table:table-cell table:style-name="ce20" office:value-type="string" calcext:value-type="string">
            <text:p>DRUKARKA SEIKO SP-2415 (15,9 IGIEŁ)</text:p>
          </table:table-cell>
          <table:table-cell table:style-name="ce22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20" office:value-type="float" office:value="11183" calcext:value-type="float">
            <text:p>11183</text:p>
          </table:table-cell>
          <table:table-cell table:style-name="ce20" office:value-type="string" calcext:value-type="string">
            <text:p>DVD NAPĘD AOPEN DVD-1648 (16/48) BIA/CZAR/SR BOX</text:p>
          </table:table-cell>
          <table:table-cell table:style-name="ce22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style-name="ce23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10484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ed1c24" loext:vertical-justify="auto"/>
      <style:paragraph-properties css3t:text-justify="auto"/>
    </style:style>
    <style:style style:name="Bez_20_tytułu2" style:display-name="Bez tytułu2" style:family="table-cell" style:parent-style-name="Default">
      <style:table-cell-properties fo:background-color="#72bf44" loext:vertical-justify="auto"/>
      <style:paragraph-properties css3t:text-justify="auto"/>
    </style:style>
    <style:style style:name="Bez_20_tytułu3" style:display-name="Bez tytułu3" style:family="table-cell" style:parent-style-name="Default">
      <style:text-properties fo:color="#72bf44"/>
    </style:style>
    <style:style style:name="Bez_20_tytułu4" style:display-name="Bez tytułu4" style:family="table-cell" style:parent-style-name="Default">
      <style:text-properties fo:color="#ed1c24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20:51:28.3065533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21.705983024</meta:creation-date>
    <dc:date>2017-12-10T20:52:13.848277970</dc:date>
    <meta:editing-duration>PT5H38M27S</meta:editing-duration>
    <meta:editing-cycles>17</meta:editing-cycles>
    <meta:generator>LibreOffice/5.4.3.2$Linux_X86_64 LibreOffice_project/40m0$Build-2</meta:generator>
    <dc:title>Marcin Zasuwa</dc:title>
    <meta:document-statistic meta:table-count="3" meta:cell-count="551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500bf00370076008400f400470088008c00b6000100fb004f0084000a00ea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W9/9+tn7IIj5Ppjc/RleqG9NgN5cbHduwETBtuK/Tm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6gKDkM1VPBirmV54TNCK7BFfOMo0vkxdkzJ2rh0OS7o=</DigestValue>
      </Reference>
      <Reference URI="manifest.rdf">
        <DigestMethod Algorithm="http://www.w3.org/2001/04/xmlenc#sha256"/>
        <DigestValue>rrKXmEsmowvZom8wSzm8fZGiZFdJs1578/RMS5UR3HU=</DigestValue>
      </Reference>
      <Reference URI="mimetype">
        <DigestMethod Algorithm="http://www.w3.org/2001/04/xmlenc#sha256"/>
        <DigestValue>JSqLlNenIxk1oeZLlBBAIh6+ELZAuhgvZ4D7uJvh2LE=</DigestValue>
      </Reference>
      <Reference URI="Thumbnails/thumbnail.png">
        <DigestMethod Algorithm="http://www.w3.org/2001/04/xmlenc#sha256"/>
        <DigestValue>Fm67fpw7xGcrrX6g4x+yPWUb5+7/hpRWxFA8ro92mTo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IqXZXRtZH7Yek2PRfzfyAL2SnTaBe18cqHxLfjQrA70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oZF4jRgdAHA8ZJ3LRzHVL+/4M52Q0DHIecSBXcaJSdE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U7JJ4foep2LSmmUI4NBNj9xsHzOjxr55lFk3mb7dOXA=</DigestValue>
      </Reference>
      <Reference URI="#ID_008d000f0077009f00790072004200b100bd00ee00af0021008300a800e1000f">
        <DigestMethod Algorithm="http://www.w3.org/2001/04/xmlenc#sha256"/>
        <DigestValue>QXpn5PrM2BN/6jMvsMxkE7TYjrlgFV+fmmjgxsxQqWM=</DigestValue>
      </Reference>
      <Reference URI="#idSignedProperties">
        <DigestMethod Algorithm="http://www.w3.org/2001/04/xmlenc#sha256"/>
        <DigestValue>fURxaGy4bLHP1vOuMi+Dl7na7URieUfjG0WcllNkM1s=</DigestValue>
      </Reference>
    </SignedInfo>
    <SignatureValue>iQEzBAABCAAdFiEEqs8QS0LVLtWWx2OY9cQpM1SMrw8FAlotkHIACgkQ9cQpM1SMrw/iiggAkBbHV4w
FUAA2cZT+51+daBBrFNec+5PKI7GqMGgxkQk9mNqTSAw1TNoix6dMJfYIKgl8Yf+sQviybZDaYDRaOL
aiYTckr55h6jMTkaPWZpUr6OFKll78/MVPhL1tinE4A+FC0Cbbwc50piGEW4xvRDkocWgmsbvDjkigK
99Jb98fQRtOnh/HEd819ATYTYCJU9BQdnbBjjnFAH/iUG+WsEtFQvboqkamNnVMZO2nHCkhfuBXO1wq
9OQsxcAXKu8hgHcsDrYhSEvvdpLk2VhoLIMuVv/4MabyZtGv44cD+AWgcD8cMDJbOVbCdKoqT0RfpEE
qgujtCfXYvlv/IkE0FQ==</SignatureValue>
    <KeyInfo>
      <PGPData xmlns:loext="urn:org:documentfoundation:names:experimental:office:xmlns:loext:1.0">
        <PGPKeyID>QUFDRjEwNEI0MkQ1MkVENTk2Qzc2Mzk4RjVDNDI5MzM1NDhDQUYwRg==</PGPKeyID>
        <PGPKeyPacket>mQENBFotjZkBCAC01148uzKcjkN/XV+3M7GxA9LG+d6y0zGB7siw33OSqrAMs5WTGvBZROAYOazx11q3vqZkMZI+tnBszrUaccjuGFrftCaHgvpcAIGbjrl2vmbS1/i7pKKoGEDwwA7vlvdKwK/LjfZNXnDZPY2vsmlILQYsigGFURhrHH7bDeBDoMJvbbA/w2o3mjpjaQphD4IwivQHFzxoJ0p7NUI+03pTEKb/svJ50y5UPTwSqo3A/uUa2bzDfZUTfUEcODNwuKRptdePWDofSAQ3TGydNxYwXyeiwQkqWIDJJlnJL7IYfdKuOV2rJkK0dvu562VfRlj0f2gICZti3JwOxOXLD6SxABEBAAG0Ok1hcmNpbiBaYXN1d2EgKFBvZHBpcyBNYXJjaW4gWmFzdXdhKSA8bWFyY2luYWRkQGdtYWlsLmNvbT6JAU4EEwEIADgWIQSqzxBLQtUu1ZbHY5j1xCkzVIyvDwUCWi2NmQIbAwULCQgHAgYVCAkKCwIEFgIDAQIeAQIXgAAKCRD1xCkzVIyvD3f/B/4no/Y8STkMpsf2YDqJ+6ZQAcyeFpD5q4fBVwA8WR2h7INhyX/SpXgMpu/+UxHjNPvyAxSYN3tVqEab5qf7Swn98stOvamn/tY/YQ0sv1TIPMixMFEcXMqev40hnlDKvUnXS8ONvnzsFtopZJipPn7q8Ba1/6iZCsQwayDreKRBjH4l2sQqEGYZgQoJnYuecPbtUluIrkHKDyO23SwjLQQYh7LYjaj+cJYFUhtrv5D61AO58y8xhwgvC1sYD7efbISCEIndSGBQsK9XHG5+te71kCwotSeS8mjyxwDB8KvDeRcK5ggTkLe8Oclrhndqc9mTP+F2LMYSeKZRL+lwH9fouQENBFotjZkBCADCcQMZb+zqojuAZjeMEqX4ZO1RygMZXP70Vicw91a0SfsKCeqz4L2DvcZKuy5hBqIWU5BPuGR7ChM/i+H0rKCFw6XC+xpQkgZOnbPklEfoDb4ayLvx0qlY7RGjSIPYw8hhe7euqYNlvV0GprujjQbq6DN/lQTXdJolxg/4bAFuV70c36tZBxCTEeMZIeY4lS5f0X9xgdcBN/MwMsk4sTBo3NkskNZucBlUW5Ax7mFhVsZPJQ0LlF6I3cFjF5bZWMUg0IP1Uie+LIJt35ZDTulnvYZIqbstD1kCBNvNSFZOaHhJsTKxr2SyS5pbrAn1EWmbiCr+/S2aYYj0Dr8xd6KDABEBAAGJATYEGAEIACAWIQSqzxBLQtUu1ZbHY5j1xCkzVIyvDwUCWi2NmQIbDAAKCRD1xCkzVIyvD4dAB/9b5nv26jLc+pycDArB9IpX8OKvFN1WGJniSDaG1Bb1Zlrk1t79+xKpgkiLSB2gpEWPIX1XX4ZJd6HRaQynffBXGTVRY9vjY2Dovern7DauemyUE2hxNIjhFWldm4veUf9chmHIovPrbrM5XsLniZM3he+6m+5IfiN86DfNJy2ULomRFvLaJ+Qycc5295zXZAmvToSfPj9IsZU8SrKJIh15K5wIlaeGWcytKfY2xyLivoVqn30JFN/+OxlnySSLkBpa3Wm95+VvszfBv1W2aqca4VwX6vo/dz5otH3TQMYUicEroeCNoaNfdBYCCUO+/PQpqxkyMYvkusVBfXPX6Am2</PGPKeyPacket>
        <loext:PGPOwner>Marcin Zasuwa (Podpis Marcin Zasuwa) &lt;marcinadd@gmail.com&gt;</loext:PGPOwner>
      </PGPData>
    </KeyInfo>
    <Object>
      <SignatureProperties>
        <SignatureProperty Id="ID_008d000f0077009f00790072004200b100bd00ee00af0021008300a800e1000f" Target="#ID_00a500bf00370076008400f400470088008c00b6000100fb004f0084000a00ea">
          <dc:date xmlns:dc="http://purl.org/dc/elements/1.1/">2017-12-10T20:52:18.576684494</dc:date>
        </SignatureProperty>
      </SignatureProperties>
    </Object>
    <Object xmlns:xd="http://uri.etsi.org/01903/v1.3.2#">
      <xd:QualifyingProperties Target="#ID_00a500bf00370076008400f400470088008c00b6000100fb004f0084000a00ea">
        <xd:SignedProperties Id="idSignedProperties">
          <xd:SignedSignatureProperties>
            <xd:SigningTime>2017-12-10T20:52:18.576684494</xd:SigningTime>
            <xd:SigningCertificate>
              <xd:Cert>
                <xd:CertDigest>
                  <DigestMethod Algorithm="http://www.w3.org/2001/04/xmlenc#sha256"/>
                  <DigestValue>QUFDRjEwNEI0MkQ1MkVENTk2Qzc2Mzk4RjVDNDI5MzM1NDhDQUYwRg=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